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a0ecd" officeooo:paragraph-rsid="000a0ecd"/>
    </style:style>
    <style:style style:name="P2" style:family="paragraph" style:parent-style-name="Standard">
      <style:paragraph-properties fo:text-align="center" style:justify-single-word="false"/>
      <style:text-properties officeooo:rsid="000a0ecd" officeooo:paragraph-rsid="000a0ecd"/>
    </style:style>
    <style:style style:name="P3" style:family="paragraph" style:parent-style-name="Standard">
      <style:text-properties officeooo:rsid="000a0ecd" officeooo:paragraph-rsid="000aaa37"/>
    </style:style>
    <style:style style:name="P4" style:family="paragraph" style:parent-style-name="Standard">
      <style:text-properties officeooo:rsid="000a0ecd" officeooo:paragraph-rsid="000ab35a"/>
    </style:style>
    <style:style style:name="P5" style:family="paragraph" style:parent-style-name="Standard">
      <style:text-properties fo:font-style="italic" officeooo:rsid="000a0ecd" officeooo:paragraph-rsid="000a0ecd" style:font-style-asian="italic" style:font-style-complex="italic"/>
    </style:style>
    <style:style style:name="P6" style:family="paragraph" style:parent-style-name="Standard">
      <style:text-properties officeooo:rsid="000aaa37" officeooo:paragraph-rsid="000aaa37"/>
    </style:style>
    <style:style style:name="P7" style:family="paragraph" style:parent-style-name="Standard">
      <style:text-properties officeooo:rsid="000ab35a" officeooo:paragraph-rsid="000ab35a"/>
    </style:style>
    <style:style style:name="P8" style:family="paragraph" style:parent-style-name="Standard">
      <style:text-properties officeooo:rsid="000ab35a" officeooo:paragraph-rsid="000bc4d9"/>
    </style:style>
    <style:style style:name="P9" style:family="paragraph" style:parent-style-name="Standard">
      <style:text-properties officeooo:rsid="000bc4d9" officeooo:paragraph-rsid="000bc4d9"/>
    </style:style>
    <style:style style:name="T1" style:family="text">
      <style:text-properties officeooo:rsid="000aaa37"/>
    </style:style>
    <style:style style:name="T2" style:family="text">
      <style:text-properties fo:font-weight="bold" officeooo:rsid="000aaa37" style:font-weight-asian="bold" style:font-weight-complex="bold"/>
    </style:style>
    <style:style style:name="T3" style:family="text">
      <style:text-properties style:text-position="sub 58%" officeooo:rsid="000aaa37"/>
    </style:style>
    <style:style style:name="T4" style:family="text">
      <style:text-properties officeooo:rsid="000ab35a"/>
    </style:style>
    <style:style style:name="T5" style:family="text">
      <style:text-properties officeooo:rsid="000bc4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presentation of Trivial Path in AST</text:p>
      <text:p text:style-name="P2">by Sven Nilsen, 2019</text:p>
      <text:p text:style-name="P1"/>
      <text:p text:style-name="P5">In this paper I represent an insight about trivial paths from an experimental automated solver.</text:p>
      <text:p text:style-name="P1"/>
      <text:p text:style-name="P7">Earlier work has shown that function identity changes with the trivial path. This is problematic for solvers, since either semantics is unpreserved or it requires complex data structures. Here I show a method that treats the trivial path as a binary operator extending the inner AST node.</text:p>
      <text:p text:style-name="P1"/>
      <text:p text:style-name="P1">The major insight is that a trivial path can be treated as a binary operator that passes in information to operations when transforming the AST (Abstract Syntax Tree) to logical equivalent expressions. <text:span text:style-name="T4">This binary operator can be thought of as a data structure extension such that an encapsulated function satisfies the semantics of constrained functions. This provides the solver with sufficient information to preserve semantics of the AST under transformation.</text:span></text:p>
      <text:p text:style-name="P1"/>
      <text:p text:style-name="P1">In Rust code:</text:p>
      <text:p text:style-name="P1"/>
      <text:p text:style-name="P1"><text:tab/>pub enum Expr {</text:p>
      <text:p text:style-name="P1"><text:tab/><text:tab/>// Existential path can be thought of as a unary operator.</text:p>
      <text:p text:style-name="P1"><text:tab/><text:tab/>Ex(Box&lt;Expr&gt;),</text:p>
      <text:p text:style-name="P1"><text:tab/><text:tab/>// Trivial path can be thought of as a binary operator.</text:p>
      <text:p text:style-name="P1"><text:tab/><text:tab/>Tri(Box&lt;Expr&gt;, Box&lt;Expr&gt;),</text:p>
      <text:p text:style-name="P1"><text:tab/><text:tab/>// Symmetric path e.g. `add[even]` can be thought of as a binary operator.</text:p>
      <text:p text:style-name="P1"><text:tab/><text:tab/>SymPath(Box&lt;Expr&gt;, Box&lt;Expr&gt;),</text:p>
      <text:p text:style-name="P1"><text:tab/><text:tab/>// Application uses symmetric paths or references.</text:p>
      <text:p text:style-name="P1"><text:tab/><text:tab/>App(Box&lt;Expr&gt;, Vec&lt;Expr&gt;),</text:p>
      <text:p text:style-name="P1"><text:tab/><text:tab/>// <text:span text:style-name="T1">Other more advanced nodes.</text:span></text:p>
      <text:p text:style-name="P1"><text:tab/><text:tab/>…</text:p>
      <text:p text:style-name="P1"><text:tab/><text:tab/>// Referencing enum variants representing unary operators.</text:p>
      <text:p text:style-name="P1"><text:tab/><text:tab/>Un(fn(Box&lt;Expr&gt;) → Expr),</text:p>
      <text:p text:style-name="P1"><text:tab/><text:tab/>// Referencing enum variants representing binary operators.</text:p>
      <text:p text:style-name="P1"><text:tab/><text:tab/>Bin(fn(Box&lt;Expr&gt;, Box&lt;Expr&gt;) → Expr),</text:p>
      <text:p text:style-name="P1"><text:tab/><text:tab/>...</text:p>
      <text:p text:style-name="P1"><text:tab/><text:tab/>// Standard path semantics functions.</text:p>
      <text:p text:style-name="P1"><text:tab/><text:tab/>Id(Box&lt;Expr&gt;),</text:p>
      <text:p text:style-name="P1"><text:tab/><text:tab/>True1(Box&lt;Expr&gt;),</text:p>
      <text:p text:style-name="P1"><text:tab/><text:tab/>…</text:p>
      <text:p text:style-name="P1"><text:tab/><text:tab/>// <text:span text:style-name="T1">Literals.</text:span></text:p>
      <text:p text:style-name="P1"><text:tab/><text:tab/><text:span text:style-name="T1">Bool(bool),</text:span></text:p>
      <text:p text:style-name="P1"><text:tab/><text:tab/><text:span text:style-name="T1">I64(i64),</text:span></text:p>
      <text:p text:style-name="P1"><text:tab/><text:tab/>…</text:p>
      <text:p text:style-name="P1"><text:tab/>}</text:p>
      <text:p text:style-name="P1"/>
      <text:p text:style-name="P4"><text:span text:style-name="T4">Here, a</text:span> clever trick <text:span text:style-name="T4">is</text:span> used to reduce the complexity of the AST. <text:span text:style-name="T4">I</text:span>nstead of <text:span text:style-name="T1">keeping a separate struct for referencing functions, the AST </text:span><text:span text:style-name="T2">refers to its own enum variants</text:span><text:span text:style-name="T1">. One can think about this as a problem of reducing the AST to concrete enum variants from paths.</text:span></text:p>
      <text:p text:style-name="P4"><text:soft-page-break/><text:span text:style-name="T1">This method satisfies the core axiom of path semantics, because referencing enum variants from a function pointer is like creating a symbol with associated collections of symbols. It also abstracts over the generated code.</text:span></text:p>
      <text:p text:style-name="P1"/>
      <text:p text:style-name="P6">In a general theorem prover, the <text:span text:style-name="T5">standard </text:span>lambda calculus is extended for path semantics with e.g. Higher Order Operator Overloading and Natural Lambda Properties, such that enum variants represent both the functions in the executing code and themselves. Instead of computing through evaluation only, it is generalized to operations that transforms the AST.</text:p>
      <text:p text:style-name="P6"/>
      <text:p text:style-name="P6">To keep operations under control for automated theorem proving, one can <text:span text:style-name="T4">use a recursive addressing pattern that control which branch of an expression is being transformed:</text:span></text:p>
      <text:p text:style-name="P1"/>
      <text:p text:style-name="P3"><text:tab/>pub enum Op {</text:p>
      <text:p text:style-name="P3"><text:tab/><text:tab/>// <text:span text:style-name="T1">Run this operation on the left child.</text:span></text:p>
      <text:p text:style-name="P3"><text:tab/><text:tab/><text:span text:style-name="T1">Left(Box&lt;Op&gt;),</text:span></text:p>
      <text:p text:style-name="P3"><text:tab/><text:tab/>// <text:span text:style-name="T1">Run this operation on the right child.</text:span></text:p>
      <text:p text:style-name="P3"><text:tab/><text:tab/><text:span text:style-name="T1">Right(Box&lt;Op&gt;),</text:span></text:p>
      <text:p text:style-name="P3"><text:tab/><text:tab/>…</text:p>
      <text:p text:style-name="P1"><text:tab/><text:tab/>// <text:span text:style-name="T1">Operations for existential paths.</text:span></text:p>
      <text:p text:style-name="P1"><text:tab/><text:tab/>ExId,<text:tab/><text:tab/>// ∃<text:span text:style-name="T1">id</text:span><text:span text:style-name="T3">T</text:span><text:span text:style-name="T1"> =&gt; true</text:span><text:span text:style-name="T3">1T</text:span></text:p>
      <text:p text:style-name="P1"><text:tab/><text:tab/>ExTrue1,<text:tab/>// ∃<text:span text:style-name="T1">true</text:span><text:span text:style-name="T3">1T</text:span><text:span text:style-name="T1"> =&gt; id</text:span><text:span text:style-name="T3">bool</text:span></text:p>
      <text:p text:style-name="P1"><text:tab/><text:tab/>…</text:p>
      <text:p text:style-name="P1"><text:tab/><text:tab/>// <text:span text:style-name="T1">Operations for normal paths.</text:span></text:p>
      <text:p text:style-name="P1"><text:tab/><text:tab/><text:span text:style-name="T1">SymId,<text:tab/><text:tab/>// f[id] =&gt; f</text:span></text:p>
      <text:p text:style-name="P1"><text:tab/><text:tab/><text:span text:style-name="T1">NotSymNot,<text:tab/>// not[not] =&gt; not</text:span></text:p>
      <text:p text:style-name="P1"><text:tab/><text:tab/>…</text:p>
      <text:p text:style-name="P1"><text:tab/>}</text:p>
      <text:p text:style-name="P1"/>
      <text:p text:style-name="P1"><text:tab/><text:span text:style-name="T4">impl Op {</text:span></text:p>
      <text:p text:style-name="P1"><text:tab/><text:tab/>// <text:span text:style-name="T4">Pass in trivial path to operator, usually `&amp;Un(True1)` (no domain constraints).</text:span></text:p>
      <text:p text:style-name="P1"><text:tab/><text:tab/><text:span text:style-name="T4">fn perform(&amp;self, expr: &amp;Expr, tri: &amp;Expr) → Option&lt;Expr&gt; { … }</text:span></text:p>
      <text:p text:style-name="P1"><text:tab/><text:span text:style-name="T4">}</text:span></text:p>
      <text:p text:style-name="P1"/>
      <text:p text:style-name="P7">The operator can then make the right choices to preserve the semantics.</text:p>
      <text:p text:style-name="P7"/>
      <text:p text:style-name="P9">The trivial path is the only AST node that alters the information to the operator. If one consider this from a higher order perspective, it makes sense in a deep intuition about mathematics, because the domain constraint of the operator is changed by a self-referential mathematical object. In this context, the trivial path refers to itself in a way that also refers to modification of the domain constraint, which is exactly what the trivial path does. It both depends on operator and modifies their semantics. This is why it has a self-referential nature for operators.</text:p>
      <text:p text:style-name="P7"/>
      <text:p text:style-name="P8">One can use a list of default operations and then extend this by “lifting” them up for left/right branches up to a maximum depth level. Instead of solving at deep levels, one can repeat the solving, using a goal heuristic to pick out a promising candidate in the localized generated category.</text:p>
      <text:p text:style-name="P8"/>
      <text:p text:style-name="P8">Post-processing filtering <text:span text:style-name="T5">in combination with operation composition (concatenating lists of operations) </text:span>can also be used to <text:span text:style-name="T5">reduce output to a small category with morphisms being proofs of transformation between objects. This information can be matched with edges along combinatorial discrete spa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1T00:36:33.735660000</meta:creation-date>
    <dc:date>2019-09-01T01:21:45.887157000</dc:date>
    <meta:editing-duration>PT50S</meta:editing-duration>
    <meta:editing-cycles>1</meta:editing-cycles>
    <meta:document-statistic meta:table-count="0" meta:image-count="0" meta:object-count="0" meta:page-count="2" meta:paragraph-count="58" meta:word-count="683" meta:character-count="4364" meta:non-whitespace-character-count="3655"/>
    <meta:generator>LibreOffice/5.1.2.2$MacOSX_X86_64 LibreOffice_project/d3bf12ecb743fc0d20e0be0c58ca359301eb705f</meta:generator>
  </office:meta>
</office:document-meta>
</file>